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text-properties fo:font-size="12pt" style:font-size-asian="12pt" style:font-size-complex="12pt"/>
    </style:style>
    <style:style style:name="P5" style:family="paragraph" style:parent-style-name="Standard" style:list-style-name="L2">
      <style:text-properties fo:font-size="12pt" style:font-size-asian="12pt" style:font-size-complex="12pt"/>
    </style:style>
    <style:style style:name="P6" style:family="paragraph" style:parent-style-name="Standard" style:list-style-name="L7">
      <style:text-properties fo:font-size="12pt" style:font-size-asian="12pt" style:font-size-complex="12pt"/>
    </style:style>
    <style:style style:name="P7" style:family="paragraph" style:parent-style-name="Standard" style:list-style-name="L8">
      <style:text-properties fo:font-size="12pt" style:font-size-asian="12pt" style:font-size-complex="12pt"/>
    </style:style>
    <style:style style:name="P8" style:family="paragraph" style:parent-style-name="Standard" style:list-style-name="L9">
      <style:text-properties fo:font-size="12pt" style:font-size-asian="12pt" style:font-size-complex="12pt"/>
    </style:style>
    <style:style style:name="P9" style:family="paragraph" style:parent-style-name="Standard" style:list-style-name="L10">
      <style:text-properties fo:font-size="12pt" style:font-size-asian="12pt" style:font-size-complex="12pt"/>
    </style:style>
    <style:style style:name="P10" style:family="paragraph" style:parent-style-name="Standard" style:list-style-name="L11">
      <style:text-properties fo:font-size="12pt" style:font-size-asian="12pt" style:font-size-complex="12pt"/>
    </style:style>
    <style:style style:name="P11" style:family="paragraph" style:parent-style-name="Standard">
      <style:text-properties fo:font-size="12pt" fo:font-weight="bold" style:font-size-asian="12pt" style:font-weight-asian="bold" style:font-size-complex="12pt" style:font-weight-complex="bold"/>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fo:font-size="12pt" style:font-size-asian="12pt" style:font-size-complex="12pt"/>
    </style:style>
    <style:style style:name="P14"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15" style:family="paragraph" style:parent-style-name="Standard">
      <style:paragraph-properties fo:margin-left="0in" fo:margin-right="0in" fo:text-indent="0in" style:auto-text-indent="false"/>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eb application for vocabulary practice (Camden Town Book) – Arely, Cornelius, Ildus, Lily, Stefanie</text:p>
      <text:p text:style-name="P4"/>
      <text:p text:style-name="P11">Two modes: practice and test (difficulty determined by the book chapter)</text:p>
      <text:p text:style-name="P4"/>
      <text:p text:style-name="P2"><text:span text:style-name="T1">Practice</text:span><text:span text:style-name="T2">: </text:span></text:p>
      <text:list xml:id="list8203570071" text:style-name="L2">
        <text:list-item>
          <text:p text:style-name="P5">show the text of the workbook that corresponds to the vocabulary the student wants to practice.</text:p>
        </text:list-item>
        <text:list-item>
          <text:p text:style-name="P5">mark up the words to learn, e.g. with color or font.</text:p>
        </text:list-item>
        <text:list-item>
          <text:p text:style-name="P5">provide a translation of the words for example via a mouseover</text:p>
        </text:list-item>
      </text:list>
      <text:p text:style-name="P13"><text:span text:style-name="T3">Test</text:span>: </text:p>
      <text:list xml:id="list776660313" text:style-name="L7">
        <text:list-item>
          <text:p text:style-name="P6">fill-in-the blank exercise</text:p>
        </text:list-item>
        <text:list-item>
          <text:p text:style-name="P6">present the sentence, the word was introduced in</text:p>
        </text:list-item>
        <text:list-item>
          <text:p text:style-name="P6">possibly two kinds of test: 1 trial or several given the chance to correct</text:p>
        </text:list-item>
      </text:list>
      <text:p text:style-name="P4"/>
      <text:p text:style-name="P11">Kinds of feedback we could give:</text:p>
      <text:list xml:id="list243275458" text:style-name="L8">
        <text:list-item>
          <text:p text:style-name="P7">sounds similar by taking implementation of soundex</text:p>
        </text:list-item>
        <text:list-item>
          <text:p text:style-name="P7">similar meaning (WordNet and/or distributional semantics)</text:p>
        </text:list-item>
        <text:list-item>
          <text:p text:style-name="P7">spelling error (API?, Levenshtein Distance, Peter Norvig's algo, B-K Tree)</text:p>
        </text:list-item>
        <text:list-item>
          <text:p text:style-name="P7">grammar mistake:</text:p>
        </text:list-item>
      </text:list>
      <text:p text:style-name="P4"><text:tab/>- missing 3rd person singulars</text:p>
      <text:p text:style-name="P4"><text:tab/>- incorrect irregular<text:tab/></text:p>
      <text:p text:style-name="P4"/>
      <text:p text:style-name="P4"><text:span text:style-name="T3">Question</text:span>: use non-base form occurences of the word? Maybe if the word was correct once...</text:p>
      <text:p text:style-name="P4"/>
      <text:p text:style-name="P11">Context:</text:p>
      <text:list xml:id="list878293369" text:style-name="L9">
        <text:list-item>
          <text:p text:style-name="P8">try to vary the context</text:p>
        </text:list-item>
        <text:list-item>
          <text:p text:style-name="P8">use sentences from other modules as context</text:p>
        </text:list-item>
      </text:list>
      <text:p text:style-name="P13">- sentences have to be checked for unknown vocabulary</text:p>
      <text:p text:style-name="P13">- sentences have to be checked for unknown grammatical constructions </text:p>
      <text:p text:style-name="P13"/>
      <text:p text:style-name="P14">Learner modelling:</text:p>
      <text:list xml:id="list1321473085" text:style-name="L10">
        <text:list-item>
          <text:p text:style-name="P9">keep track of known words</text:p>
        </text:list-item>
        <text:list-item>
          <text:p text:style-name="P9">keep track of correct vs. incorrect</text:p>
        </text:list-item>
        <text:list-item>
          <text:p text:style-name="P9">keep track of known modules</text:p>
        </text:list-item>
        <text:list-item>
          <text:p text:style-name="P9">keep track of kind of mistakes the student makes?</text:p>
        </text:list-item>
      </text:list>
      <text:p text:style-name="P15"/>
      <text:p text:style-name="P15"><text:span text:style-name="T3">Pos-tagger:</text:span> Stanford</text:p>
      <text:p text:style-name="P15"/>
      <text:p text:style-name="P14">Use of database Derby for:</text:p>
      <text:p text:style-name="P15"><text:tab/>Word: entries: chapters, lemma, status, context sentence., first occurence...</text:p>
      <text:p text:style-name="P15"><text:tab/>Sentence: module</text:p>
      <text:p text:style-name="P15"><text:tab/>students: see learner modelling</text:p>
      <text:p text:style-name="P15"/>
      <text:p text:style-name="P15"><text:span text:style-name="T3">Web-application related software (eclipse-based):</text:span> JSP, Maven.</text:p>
      <text:p text:style-name="P15"/>
      <text:p text:style-name="P14">Problems:</text:p>
      <text:list xml:id="list1131273339" text:style-name="L11">
        <text:list-item>
          <text:p text:style-name="P10">the exercise types and instructive phrases of the textbook are not explicitly marked in the textfile, for the practice part we need to make sure to have only the real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ie </meta:initial-creator>
    <meta:creation-date>2014-06-04T21:02:35.950375275</meta:creation-date>
    <dc:date>2014-06-05T13:23:37</dc:date>
    <meta:editing-duration>PT8M10S</meta:editing-duration>
    <meta:editing-cycles>3</meta:editing-cycles>
    <meta:generator>LibreOffice/3.5$Linux_X86_64 LibreOffice_project/350m1$Build-2</meta:generator>
    <meta:document-statistic meta:table-count="0" meta:image-count="0" meta:object-count="0" meta:page-count="1" meta:paragraph-count="36" meta:word-count="280" meta:character-count="1699" meta:non-whitespace-character-count="1463"/>
  </office:meta>
</office:document-meta>
</file>